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ssignment Operato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3"><text:span text:style-name="T1">y = 10 <text:s/># y is the variable name. </text:span>Explicit value being passed is 10.</text:p>
                <text:p text:style-name="P3"><text:span text:style-name="T1">x = y <text:s text:c="3"/># Variable which is taking the value is on the left. X is 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7M49S</meta:editing-duration>
    <meta:editing-cycles>6</meta:editing-cycles>
    <meta:generator>LibreOffice/7.3.7.2$Linux_X86_64 LibreOffice_project/30$Build-2</meta:generator>
    <dc:title>Blue Curve</dc:title>
    <dc:date>2023-04-17T20:14:11.457367393</dc:date>
    <meta:document-statistic meta:object-count="42"/>
  </office:meta>
</office:document-meta>
</file>